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loext:graphic-properties draw:fill="solid" draw:fill-color="#1e1e1e"/>
      <style:paragraph-properties fo:margin-top="0cm" fo:margin-bottom="0cm" style:contextual-spacing="false" style:line-height-at-least="0.503cm" fo:background-color="#1e1e1e"/>
    </style:style>
    <style:style style:name="P2" style:family="paragraph" style:parent-style-name="Standard">
      <style:text-properties fo:language="en" fo:country="US"/>
    </style:style>
    <style:style style:name="P3" style:family="paragraph" style:parent-style-name="Standard">
      <style:text-properties fo:language="en" fo:country="US" fo:font-weight="bold" style:font-weight-asian="bold" style:font-weight-complex="bold"/>
    </style:style>
    <style:style style:name="P4" style:family="paragraph" style:parent-style-name="Standard">
      <loext:graphic-properties draw:fill="solid" draw:fill-color="#1e1e1e"/>
      <style:paragraph-properties fo:margin-top="0cm" fo:margin-bottom="0cm" style:contextual-spacing="false" style:line-height-at-least="0.503cm" fo:background-color="#1e1e1e"/>
      <style:text-properties fo:color="#dadada" loext:opacity="100%" style:font-name="Consolas" fo:font-size="10.5pt" style:font-name-asian="Times New Roman" style:font-size-asian="10.5pt" style:language-asian="en" style:country-asian="IN" style:font-name-complex="Times New Roman" style:font-size-complex="10.5pt" style:language-complex="hi" style:country-complex="IN"/>
    </style:style>
    <style:style style:name="P5" style:family="paragraph" style:parent-style-name="Standard">
      <loext:graphic-properties draw:fill="solid" draw:fill-color="#1e1e1e"/>
      <style:paragraph-properties fo:margin-top="0cm" fo:margin-bottom="0cm" style:contextual-spacing="false" style:line-height-at-least="0.503cm" fo:background-color="#1e1e1e"/>
      <style:text-properties fo:color="#57a64a" loext:opacity="100%" style:font-name="Consolas" fo:font-size="10.5pt" style:font-name-asian="Times New Roman" style:font-size-asian="10.5pt" style:language-asian="en" style:country-asian="IN" style:font-name-complex="Times New Roman" style:font-size-complex="10.5pt" style:language-complex="hi" style:country-complex="IN"/>
    </style:style>
    <style:style style:name="P6" style:family="paragraph" style:parent-style-name="Standard">
      <style:text-properties officeooo:rsid="000dc315" officeooo:paragraph-rsid="000dc315"/>
    </style:style>
    <style:style style:name="P7" style:family="paragraph" style:parent-style-name="Standard">
      <style:text-properties officeooo:rsid="000fc0de" officeooo:paragraph-rsid="000fc0de"/>
    </style:style>
    <style:style style:name="P8" style:family="paragraph" style:parent-style-name="Standard">
      <style:text-properties fo:font-weight="bold" officeooo:rsid="00117900" officeooo:paragraph-rsid="00117900" style:font-weight-asian="bold" style:font-weight-complex="bold"/>
    </style:style>
    <style:style style:name="P9" style:family="paragraph" style:parent-style-name="Standard">
      <style:text-properties fo:font-weight="normal" officeooo:rsid="00117900" officeooo:paragraph-rsid="00117900" style:font-weight-asian="normal" style:font-weight-complex="normal"/>
    </style:style>
    <style:style style:name="P10" style:family="paragraph" style:parent-style-name="Standard">
      <style:text-properties fo:font-weight="normal" officeooo:rsid="001234e0" officeooo:paragraph-rsid="001234e0" style:font-weight-asian="normal" style:font-weight-complex="normal"/>
    </style:style>
    <style:style style:name="P11" style:family="paragraph" style:parent-style-name="Standard">
      <style:text-properties fo:font-weight="normal" officeooo:rsid="001469fb" officeooo:paragraph-rsid="001469fb" style:font-weight-asian="normal" style:font-weight-complex="normal"/>
    </style:style>
    <style:style style:name="P12" style:family="paragraph" style:parent-style-name="Standard">
      <style:text-properties fo:font-weight="normal" officeooo:rsid="00169a86" officeooo:paragraph-rsid="00169a86" style:font-weight-asian="normal" style:font-weight-complex="normal"/>
    </style:style>
    <style:style style:name="P13" style:family="paragraph" style:parent-style-name="Standard">
      <style:text-properties fo:font-weight="normal" officeooo:rsid="0016e88c" officeooo:paragraph-rsid="0016e88c" style:font-weight-asian="normal" style:font-weight-complex="normal"/>
    </style:style>
    <style:style style:name="P14" style:family="paragraph" style:parent-style-name="Standard">
      <style:text-properties fo:font-weight="normal" officeooo:rsid="001ae803" officeooo:paragraph-rsid="001ae803" style:font-weight-asian="normal" style:font-weight-complex="normal"/>
    </style:style>
    <style:style style:name="P15" style:family="paragraph" style:parent-style-name="Standard">
      <style:text-properties fo:font-weight="normal" officeooo:rsid="001af8f8" officeooo:paragraph-rsid="001af8f8" style:font-weight-asian="normal" style:font-weight-complex="normal"/>
    </style:style>
    <style:style style:name="P16" style:family="paragraph" style:parent-style-name="Standard">
      <style:text-properties fo:font-weight="normal" officeooo:rsid="001af8f8" officeooo:paragraph-rsid="001cab8e" style:font-weight-asian="normal" style:font-weight-complex="normal"/>
    </style:style>
    <style:style style:name="P17" style:family="paragraph" style:parent-style-name="Standard">
      <style:text-properties fo:font-weight="normal" officeooo:rsid="0022e1b6" officeooo:paragraph-rsid="0022e1b6" style:font-weight-asian="normal" style:font-weight-complex="normal"/>
    </style:style>
    <style:style style:name="P18" style:family="paragraph" style:parent-style-name="Standard">
      <style:text-properties fo:font-weight="normal" officeooo:rsid="00248051" officeooo:paragraph-rsid="00248051" style:font-weight-asian="normal" style:font-weight-complex="normal"/>
    </style:style>
    <style:style style:name="P19" style:family="paragraph" style:parent-style-name="Standard">
      <style:text-properties fo:font-weight="normal" officeooo:rsid="0025a81a" officeooo:paragraph-rsid="0025a81a" style:font-weight-asian="normal" style:font-weight-complex="normal"/>
    </style:style>
    <style:style style:name="P20" style:family="paragraph" style:parent-style-name="Standard">
      <style:text-properties fo:font-weight="normal" officeooo:rsid="00287cad" officeooo:paragraph-rsid="00287cad" style:font-weight-asian="normal" style:font-weight-complex="normal"/>
    </style:style>
    <style:style style:name="P21" style:family="paragraph" style:parent-style-name="Standard">
      <style:text-properties fo:font-weight="normal" officeooo:rsid="002b6089" officeooo:paragraph-rsid="002b6089" style:font-weight-asian="normal" style:font-weight-complex="normal"/>
    </style:style>
    <style:style style:name="P22" style:family="paragraph" style:parent-style-name="Standard">
      <style:text-properties fo:font-weight="normal" officeooo:rsid="002cf66e" officeooo:paragraph-rsid="002cf66e" style:font-weight-asian="normal" style:font-weight-complex="normal"/>
    </style:style>
    <style:style style:name="P23" style:family="paragraph" style:parent-style-name="Standard">
      <style:text-properties fo:font-weight="normal" officeooo:rsid="00318176" officeooo:paragraph-rsid="00318176" style:font-weight-asian="normal" style:font-weight-complex="normal"/>
    </style:style>
    <style:style style:name="P24" style:family="paragraph" style:parent-style-name="Standard">
      <style:text-properties fo:font-weight="normal" officeooo:rsid="0033ffe5" officeooo:paragraph-rsid="0033ffe5" style:font-weight-asian="normal" style:font-weight-complex="normal"/>
    </style:style>
    <style:style style:name="P25" style:family="paragraph" style:parent-style-name="Standard">
      <style:text-properties fo:font-weight="normal" officeooo:rsid="00349374" officeooo:paragraph-rsid="00349374" style:font-weight-asian="normal" style:font-weight-complex="normal"/>
    </style:style>
    <style:style style:name="P26" style:family="paragraph" style:parent-style-name="Standard">
      <style:text-properties fo:font-weight="normal" officeooo:rsid="00494026" officeooo:paragraph-rsid="00494026" style:font-weight-asian="normal" style:font-weight-complex="normal"/>
    </style:style>
    <style:style style:name="P27" style:family="paragraph" style:parent-style-name="Standard">
      <style:text-properties fo:font-weight="normal" officeooo:rsid="004ae90a" officeooo:paragraph-rsid="004ae90a" style:font-weight-asian="normal" style:font-weight-complex="normal"/>
    </style:style>
    <style:style style:name="P28" style:family="paragraph" style:parent-style-name="Standard">
      <style:text-properties fo:font-weight="normal" officeooo:rsid="004ede74" officeooo:paragraph-rsid="004ede74" style:font-weight-asian="normal" style:font-weight-complex="normal"/>
    </style:style>
    <style:style style:name="P29" style:family="paragraph" style:parent-style-name="Standard">
      <style:text-properties fo:font-weight="normal" officeooo:rsid="0050b49f" officeooo:paragraph-rsid="0050b49f" style:font-weight-asian="normal" style:font-weight-complex="normal"/>
    </style:style>
    <style:style style:name="P30" style:family="paragraph" style:parent-style-name="Standard">
      <style:text-properties fo:font-weight="normal" officeooo:rsid="00516b3c" officeooo:paragraph-rsid="00516b3c" style:font-weight-asian="normal" style:font-weight-complex="normal"/>
    </style:style>
    <style:style style:name="P31" style:family="paragraph" style:parent-style-name="Standard">
      <style:text-properties fo:font-weight="normal" officeooo:rsid="0051bbfd" officeooo:paragraph-rsid="0051bbfd" style:font-weight-asian="normal" style:font-weight-complex="normal"/>
    </style:style>
    <style:style style:name="P32" style:family="paragraph" style:parent-style-name="Standard">
      <style:text-properties fo:font-weight="normal" officeooo:rsid="0055271d" officeooo:paragraph-rsid="0055271d" style:font-weight-asian="normal" style:font-weight-complex="normal"/>
    </style:style>
    <style:style style:name="P33" style:family="paragraph" style:parent-style-name="Standard">
      <style:text-properties fo:font-weight="normal" officeooo:rsid="005801d1" officeooo:paragraph-rsid="005801d1" style:font-weight-asian="normal" style:font-weight-complex="normal"/>
    </style:style>
    <style:style style:name="P34" style:family="paragraph" style:parent-style-name="Standard">
      <style:text-properties fo:language="en" fo:country="US"/>
    </style:style>
    <style:style style:name="P35" style:family="paragraph" style:parent-style-name="Standard">
      <style:text-properties fo:language="en" fo:country="US" officeooo:rsid="00594145" officeooo:paragraph-rsid="00594145"/>
    </style:style>
    <style:style style:name="T1" style:family="text">
      <style:text-properties fo:color="#57a64a" loext:opacity="100%" style:font-name="Consolas" fo:font-size="10.5pt" style:font-name-asian="Times New Roman" style:font-size-asian="10.5pt" style:language-asian="en" style:country-asian="IN" style:font-name-complex="Times New Roman" style:font-size-complex="10.5pt" style:language-complex="hi" style:country-complex="IN"/>
    </style:style>
    <style:style style:name="T2" style:family="text">
      <style:text-properties fo:color="#dadada" loext:opacity="100%" style:font-name="Consolas" fo:font-size="10.5pt" style:font-name-asian="Times New Roman" style:font-size-asian="10.5pt" style:language-asian="en" style:country-asian="IN" style:font-name-complex="Times New Roman" style:font-size-complex="10.5pt" style:language-complex="hi" style:country-complex="IN"/>
    </style:style>
    <style:style style:name="T3" style:family="text">
      <style:text-properties fo:color="#d8a0df" loext:opacity="100%" style:font-name="Consolas" fo:font-size="10.5pt" style:font-name-asian="Times New Roman" style:font-size-asian="10.5pt" style:language-asian="en" style:country-asian="IN" style:font-name-complex="Times New Roman" style:font-size-complex="10.5pt" style:language-complex="hi" style:country-complex="IN"/>
    </style:style>
    <style:style style:name="T4" style:family="text">
      <style:text-properties fo:color="#4ec9b0" loext:opacity="100%" style:font-name="Consolas" fo:font-size="10.5pt" style:font-name-asian="Times New Roman" style:font-size-asian="10.5pt" style:language-asian="en" style:country-asian="IN" style:font-name-complex="Times New Roman" style:font-size-complex="10.5pt" style:language-complex="hi" style:country-complex="IN"/>
    </style:style>
    <style:style style:name="T5" style:family="text">
      <style:text-properties fo:color="#9a9a9a" loext:opacity="100%" style:font-name="Consolas" fo:font-size="10.5pt" style:font-name-asian="Times New Roman" style:font-size-asian="10.5pt" style:language-asian="en" style:country-asian="IN" style:font-name-complex="Times New Roman" style:font-size-complex="10.5pt" style:language-complex="hi" style:country-complex="IN"/>
    </style:style>
    <style:style style:name="T6" style:family="text">
      <style:text-properties fo:color="#b4b4b4" loext:opacity="100%" style:font-name="Consolas" fo:font-size="10.5pt" style:font-name-asian="Times New Roman" style:font-size-asian="10.5pt" style:language-asian="en" style:country-asian="IN" style:font-name-complex="Times New Roman" style:font-size-complex="10.5pt" style:language-complex="hi" style:country-complex="IN"/>
    </style:style>
    <style:style style:name="T7" style:family="text">
      <style:text-properties fo:color="#569cd6" loext:opacity="100%" style:font-name="Consolas" fo:font-size="10.5pt" style:font-name-asian="Times New Roman" style:font-size-asian="10.5pt" style:language-asian="en" style:country-asian="IN" style:font-name-complex="Times New Roman" style:font-size-complex="10.5pt" style:language-complex="hi" style:country-complex="IN"/>
    </style:style>
    <style:style style:name="T8" style:family="text">
      <style:text-properties fo:color="#ce9178" loext:opacity="100%" style:font-name="Consolas" fo:font-size="10.5pt" style:font-name-asian="Times New Roman" style:font-size-asian="10.5pt" style:language-asian="en" style:country-asian="IN" style:font-name-complex="Times New Roman" style:font-size-complex="10.5pt" style:language-complex="hi" style:country-complex="IN"/>
    </style:style>
    <style:style style:name="T9" style:family="text">
      <style:text-properties fo:color="#dcdcaa" loext:opacity="100%" style:font-name="Consolas" fo:font-size="10.5pt" style:font-name-asian="Times New Roman" style:font-size-asian="10.5pt" style:language-asian="en" style:country-asian="IN" style:font-name-complex="Times New Roman" style:font-size-complex="10.5pt" style:language-complex="hi" style:country-complex="IN"/>
    </style:style>
    <style:style style:name="T10" style:family="text">
      <style:text-properties fo:color="#9cdcfe" loext:opacity="100%" style:font-name="Consolas" fo:font-size="10.5pt" style:font-name-asian="Times New Roman" style:font-size-asian="10.5pt" style:language-asian="en" style:country-asian="IN" style:font-name-complex="Times New Roman" style:font-size-complex="10.5pt" style:language-complex="hi" style:country-complex="IN"/>
    </style:style>
    <style:style style:name="T11" style:family="text">
      <style:text-properties fo:color="#d4d4d4" loext:opacity="100%" style:font-name="Consolas" fo:font-size="10.5pt" style:font-name-asian="Times New Roman" style:font-size-asian="10.5pt" style:language-asian="en" style:country-asian="IN" style:font-name-complex="Times New Roman" style:font-size-complex="10.5pt" style:language-complex="hi" style:country-complex="IN"/>
    </style:style>
    <style:style style:name="T12" style:family="text">
      <style:text-properties fo:color="#ffd68f" loext:opacity="100%" style:font-name="Consolas" fo:font-size="10.5pt" style:font-name-asian="Times New Roman" style:font-size-asian="10.5pt" style:language-asian="en" style:country-asian="IN" style:font-name-complex="Times New Roman" style:font-size-complex="10.5pt" style:language-complex="hi" style:country-complex="IN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officeooo:rsid="001cab8e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officeooo:rsid="00369356"/>
    </style:style>
    <style:style style:name="T17" style:family="text">
      <style:text-properties officeooo:rsid="00594145"/>
    </style:style>
    <style:style style:name="T18" style:family="text">
      <style:text-properties officeooo:rsid="005b18e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Version – 1.1.0+1</text:p>
      <text:p text:style-name="P2"><text:span text:style-name="T17">flutte create –org xxx.domain appname</text:span></text:p>
      <text:p text:style-name="P35">analysisoptions.yaml – decides how lineant it will be with rules </text:p>
      <text:p text:style-name="P2"><text:s/>Majornumber.minornumber.<text:span text:style-name="T18">patch+</text:span>buildnumber</text:p>
      <text:p text:style-name="P2">Dependencies may make your life easier in the start but after a short while it may become bad .</text:p>
      <text:p text:style-name="P2">If the dependencies are written by a single person beware , better if that is organization </text:p>
      <text:p text:style-name="P2">On pub.dev you can search for dependencies(packages)</text:p>
      <text:p text:style-name="P2">Dev_dependencies : Only dependencies you will use at the time of making software and wont be binded with your software </text:p>
      <text:p text:style-name="P2">We would need some dependencies in future like firebase_core , firebase_auth , cloud_firestore and firebase_analytics : server to store your data on the cloud on firebase these dependencies are needed , firebase is from google </text:p>
      <text:p text:style-name="P2">flutter pub add cloud_firestore // adding dependencies cloud_firestore in <text:s/>flutter project through terminal </text:p>
      <text:p text:style-name="P2">command to add the dependencies in pubspec yaml – you know what it is </text:p>
      <text:p text:style-name="P2">Hot Reload vs Hot Restart – hot restart again builds your complete program </text:p>
      <text:p text:style-name="P2">We killed myapp and transferred the data of material app into main</text:p>
      <text:p text:style-name="P3">Stateless vs Stateful – </text:p>
      <text:p text:style-name="P2">State – data or information</text:p>
      <text:p text:style-name="P2">Stateful widget – keeps the information – something on the screen generally we can see </text:p>
      <text:p text:style-name="P2">Stateless – can not contain mutable values </text:p>
      <text:p text:style-name="P2">And then we kill the homepage </text:p>
      <text:p text:style-name="P5">Now we plan to create a stateless widget just type stl</text:p>
      <text:p text:style-name="P2"/>
      <text:p text:style-name="P2">Scaffold – the basic building structure of the application </text:p>
      <text:p text:style-name="P2">Go to container and press scaffold</text:p>
      <text:p text:style-name="Standard">In flutter everything is a widget either stateless or statefull </text:p>
      <text:p text:style-name="P1"><text:span text:style-name="T2"> </text:span><text:span text:style-name="T3">return</text:span><text:span text:style-name="T2"> </text:span><text:span text:style-name="T4">Scaffold</text:span><text:span text:style-name="T2">(</text:span></text:p>
      <text:p text:style-name="P1"><text:span text:style-name="T2">      </text:span><text:span text:style-name="T5">appBar</text:span><text:span text:style-name="T6">:</text:span><text:span text:style-name="T2"> </text:span><text:span text:style-name="T4">AppBar</text:span><text:span text:style-name="T2">(</text:span></text:p>
      <text:p text:style-name="P1"><text:span text:style-name="T2">        </text:span><text:span text:style-name="T5">title</text:span><text:span text:style-name="T6">:</text:span><text:span text:style-name="T2"> </text:span><text:span text:style-name="T7">const</text:span><text:span text:style-name="T2"> </text:span><text:span text:style-name="T4">Text</text:span><text:span text:style-name="T2">(</text:span><text:span text:style-name="T8">'Register'</text:span><text:span text:style-name="T2">)</text:span><text:span text:style-name="T6">,</text:span></text:p>
      <text:p text:style-name="P1"><text:span text:style-name="T2">      )</text:span><text:span text:style-name="T6">,</text:span></text:p>
      <text:p text:style-name="P1"><text:span text:style-name="T2">      </text:span><text:span text:style-name="T5">body</text:span><text:span text:style-name="T6">:</text:span><text:span text:style-name="T2"> </text:span><text:span text:style-name="T4">Center</text:span><text:span text:style-name="T2">(</text:span></text:p>
      <text:p text:style-name="P1"><text:span text:style-name="T2">          </text:span><text:span text:style-name="T5">child</text:span><text:span text:style-name="T6">:</text:span><text:span text:style-name="T2"> </text:span><text:span text:style-name="T4">TextButton</text:span><text:span text:style-name="T2">(</text:span><text:span text:style-name="T5">onPressed</text:span><text:span text:style-name="T6">:</text:span><text:span text:style-name="T2"> () {}</text:span><text:span text:style-name="T6">,</text:span><text:span text:style-name="T2"> </text:span><text:span text:style-name="T5">child</text:span><text:span text:style-name="T6">:</text:span><text:span text:style-name="T2"> </text:span><text:span text:style-name="T7">const</text:span><text:span text:style-name="T2"> </text:span><text:span text:style-name="T4">Text</text:span><text:span text:style-name="T2">(</text:span><text:span text:style-name="T8">"Register"</text:span><text:span text:style-name="T2">)))</text:span><text:span text:style-name="T6">,</text:span></text:p>
      <text:p text:style-name="P1"><text:soft-page-break/><text:span text:style-name="T2">    )</text:span><text:span text:style-name="T6">;</text:span></text:p>
      <text:p text:style-name="Standard"><text:s/>Here scaffold is a code inside which is our widget appbar then we create an instance of AppBar class using its constructor taking parameter - </text:p>
      <text:p text:style-name="Standard">Then we get the title widget and title it register </text:p>
      <text:p text:style-name="Standard">Then we use the body widget to create the body that body has an instance of centre with the child being textbutton – inside onpresssed our definition of what button will do when pressed resides </text:p>
      <text:p text:style-name="Standard">We can use firebase to enable various login methods in our application </text:p>
      <text:p text:style-name="Standard">Try the firebase auth documentation </text:p>
      <text:p text:style-name="Standard">Text editing controller .. – you can grab the information from your textfield and access into the text button ; kinda like a proxy object for the textbutton to read </text:p>
      <text:p text:style-name="P1"><text:span text:style-name="T2">  </text:span><text:span text:style-name="T1">// late - promises the program to get a value in the later stages</text:span></text:p>
      <text:p text:style-name="Standard"><text:s/></text:p>
      <text:p text:style-name="Standard">A <text:s/>created text editing controller needs to be disposed as well or else functions would find it hard to be disposed </text:p>
      <text:p text:style-name="Standard">Hint – piece of information that tells user what that text column expects and automatically removed when the user enters something in this textfield </text:p>
      <text:p text:style-name="P1"><text:span text:style-name="T2">     </text:span><text:span text:style-name="T4">FirebaseAuth</text:span><text:span text:style-name="T6">.</text:span><text:span text:style-name="T2">instance</text:span><text:span text:style-name="T6">.</text:span><text:span text:style-name="T9">createUserWithEmailAndPassword</text:span><text:span text:style-name="T2">(</text:span></text:p>
      <text:p text:style-name="P1"><text:span text:style-name="T2">                    </text:span><text:span text:style-name="T5">email</text:span><text:span text:style-name="T6">:</text:span><text:span text:style-name="T2"> </text:span><text:span text:style-name="T10">email</text:span><text:span text:style-name="T6">,</text:span><text:span text:style-name="T2"> </text:span><text:span text:style-name="T5">password</text:span><text:span text:style-name="T6">:</text:span><text:span text:style-name="T2"> </text:span><text:span text:style-name="T10">password</text:span><text:span text:style-name="T2">)</text:span><text:span text:style-name="T6">;</text:span></text:p>
      <text:p text:style-name="Standard">this thing returns a future and when something returns a future you have to put an await with it </text:p>
      <text:p text:style-name="Standard">this function return Future&lt;usercredential&gt; and future could not be red normally</text:p>
      <text:p text:style-name="Standard">we need to initialize the firebase through our register button and then we have to ensure that firebase is up and running before anything starts – widgetbinding</text:p>
      <text:p text:style-name="Standard">Instead of awaiting firebase everytime the user does something what we could rather do is perform the future and give a callback and on the basis of what the callback returns with the further tasks will be done – FutureBuilder</text:p>
      <text:p text:style-name="Standard">What we will do using FutureBuilder is that we will make it so that the column will be created only after the future which we await in firebase.init is returned </text:p>
      <text:p text:style-name="Standard">Snapshot – passed as a parameter in builder in future builder – it contains the state of the firebase app a snapshot – it is the call back that we get through the returned future </text:p>
      <text:p text:style-name="Standard">We can use this to create a loading screen</text:p>
      <text:p text:style-name="Standard">Stf – stateful widget </text:p>
      <text:p text:style-name="Standard">e.runtimetype – tells the type of exceptiojn </text:p>
      <text:p text:style-name="P1"><text:span text:style-name="T2">} </text:span><text:span text:style-name="T3">catch</text:span><text:span text:style-name="T2"> (</text:span><text:span text:style-name="T10">e</text:span><text:span text:style-name="T2">) {</text:span></text:p>
      <text:p text:style-name="P1"><text:span text:style-name="T2">                          </text:span><text:span text:style-name="T9">print</text:span><text:span text:style-name="T2">(</text:span><text:span text:style-name="T8">"Oh Oh Exception:</text:span><text:span text:style-name="T11">$</text:span><text:span text:style-name="T10">e</text:span><text:span text:style-name="T8">"</text:span><text:span text:style-name="T2">)</text:span><text:span text:style-name="T6">;</text:span></text:p>
      <text:p text:style-name="P1"><text:span text:style-name="T2">                        } </text:span><text:span text:style-name="T3">finally</text:span><text:span text:style-name="T2"> {</text:span></text:p>
      <text:p text:style-name="P1"><text:span text:style-name="T2">                          </text:span><text:span text:style-name="T9">print</text:span><text:span text:style-name="T2">(</text:span><text:span text:style-name="T8">'Something did happen'</text:span><text:span text:style-name="T2">)</text:span><text:span text:style-name="T6">;</text:span></text:p>
      <text:p text:style-name="P4"><text:soft-page-break/>                        }</text:p>
      <text:p text:style-name="Standard"/>
      <text:p text:style-name="Standard"><text:s/>Catch anything type catch block – catch all block </text:p>
      <text:p text:style-name="Standard">Hot reload does not have any effect on what you do inside main </text:p>
      <text:p text:style-name="Standard">Instead of writin all that code of Firebase including Futurebuilder and whatnot in every view we can simply write that in homepage only </text:p>
      <text:p text:style-name="Standard">Email Verification – </text:p>
      <text:p text:style-name="P1"><text:span text:style-name="T2"> </text:span><text:span text:style-name="T3">if</text:span><text:span text:style-name="T2"> (</text:span><text:span text:style-name="T10">user</text:span><text:span text:style-name="T6">!.</text:span><text:span text:style-name="T2">emailVerified)</text:span></text:p>
      <text:p text:style-name="P1"><text:span text:style-name="T2">                </text:span><text:span text:style-name="T9">print</text:span><text:span text:style-name="T2">(</text:span><text:span text:style-name="T8">'You are a verified user</text:span><text:span text:style-name="T12">\n</text:span><text:span text:style-name="T8">'</text:span><text:span text:style-name="T2">)</text:span><text:span text:style-name="T6">;</text:span></text:p>
      <text:p text:style-name="P2">null check condition</text:p>
      <text:p text:style-name="P4"/>
      <text:p text:style-name="P1"><text:span text:style-name="T2">            </text:span><text:span text:style-name="T1">// // final emailVerified = user?.emailVerified ?? false; // dont know why does not work well  print(user);</text:span></text:p>
      <text:p text:style-name="P2"/>
      <text:p text:style-name="P2">The points at which you saved your work <text:s/>- commit in git</text:p>
      <text:p text:style-name="P2">BuildContext – a bit of information about the context where your widget is at and thus could be passed from one widget to another <text:s/></text:p>
      <text:p text:style-name="P1"><text:span text:style-name="T4">Navigator</text:span><text:span text:style-name="T6">.</text:span><text:span text:style-name="T9">of</text:span><text:span text:style-name="T2">(</text:span><text:span text:style-name="T5">context</text:span><text:span text:style-name="T2">)</text:span><text:span text:style-name="T6">.</text:span><text:span text:style-name="T9">push</text:span><text:span text:style-name="T2">(</text:span><text:span text:style-name="T4">MaterialPageRoute</text:span><text:span text:style-name="T2">(</text:span></text:p>
      <text:p text:style-name="P1"><text:span text:style-name="T2">                  </text:span><text:span text:style-name="T5">builder</text:span><text:span text:style-name="T6">:</text:span><text:span text:style-name="T2"> (</text:span><text:span text:style-name="T5">context</text:span><text:span text:style-name="T2">) </text:span><text:span text:style-name="T6">=&gt;</text:span><text:span text:style-name="T2"> </text:span><text:span text:style-name="T7">const</text:span><text:span text:style-name="T2"> </text:span><text:span text:style-name="T4">VerifyEmailView</text:span><text:span text:style-name="T2">()</text:span><text:span text:style-name="T6">,</text:span></text:p>
      <text:p text:style-name="P1"><text:span text:style-name="T2">                ))</text:span><text:span text:style-name="T6">;</text:span></text:p>
      <text:p text:style-name="P2">Simply the syntax to push a widget on the screen </text:p>
      <text:p text:style-name="P2">Routes – a journey from source to dest one view to another</text:p>
      <text:p text:style-name="P2">Anonymous route – like the one above we didn’t tell flutter about it beforehand while opposite for named route </text:p>
      <text:p text:style-name="P1"><text:span text:style-name="T2"> </text:span><text:span text:style-name="T5">routes</text:span><text:span text:style-name="T6">:</text:span><text:span text:style-name="T2"> {</text:span></text:p>
      <text:p text:style-name="P1"><text:span text:style-name="T2">      </text:span><text:span text:style-name="T8">'/login/'</text:span><text:span text:style-name="T2"> </text:span><text:span text:style-name="T6">:</text:span><text:span text:style-name="T2"> (</text:span><text:span text:style-name="T5">context</text:span><text:span text:style-name="T2">)</text:span><text:span text:style-name="T6">=&gt;</text:span><text:span text:style-name="T2"> </text:span><text:span text:style-name="T7">const</text:span><text:span text:style-name="T2"> </text:span><text:span text:style-name="T4">LoginView</text:span><text:span text:style-name="T2">()</text:span><text:span text:style-name="T6">,</text:span></text:p>
      <text:p text:style-name="P1"><text:span text:style-name="T2">      </text:span><text:span text:style-name="T8">'/register/'</text:span><text:span text:style-name="T2"> </text:span><text:span text:style-name="T6">:</text:span><text:span text:style-name="T2">(</text:span><text:span text:style-name="T5">context</text:span><text:span text:style-name="T2">) </text:span><text:span text:style-name="T6">=&gt;</text:span><text:span text:style-name="T2"> </text:span><text:span text:style-name="T7">const</text:span><text:span text:style-name="T2"> </text:span><text:span text:style-name="T4">RegisterView</text:span><text:span text:style-name="T2">()</text:span><text:span text:style-name="T6">,</text:span></text:p>
      <text:p text:style-name="P4">    }</text:p>
      <text:p text:style-name="P2"/>
      <text:p text:style-name="P2">Route naming syntax map : string to Function(buildcontext)</text:p>
      <text:p text:style-name="P1"><text:span text:style-name="T2"> </text:span><text:span text:style-name="T4">Navigator</text:span><text:span text:style-name="T6">.</text:span><text:span text:style-name="T9">of</text:span><text:span text:style-name="T2">(</text:span><text:span text:style-name="T5">context</text:span><text:span text:style-name="T2">)</text:span></text:p>
      <text:p text:style-name="P1"><text:span text:style-name="T2">                  </text:span><text:span text:style-name="T6">.</text:span><text:span text:style-name="T9">pushNamedAndRemoveUntil</text:span><text:span text:style-name="T2">(</text:span><text:span text:style-name="T8">'/register/'</text:span><text:span text:style-name="T6">,</text:span><text:span text:style-name="T2"> (</text:span><text:span text:style-name="T5">route</text:span><text:span text:style-name="T2">) </text:span><text:span text:style-name="T6">=&gt;</text:span><text:span text:style-name="T2"> </text:span><text:span text:style-name="T7">false</text:span><text:span text:style-name="T2">)</text:span><text:span text:style-name="T6">;</text:span></text:p>
      <text:p text:style-name="P1"><text:span text:style-name="T2">            }</text:span><text:span text:style-name="T6">,</text:span></text:p>
      <text:p text:style-name="P2"/>
      <text:p text:style-name="P2">You can most probably use a named route inside the future builder but not unnamed </text:p>
      <text:p text:style-name="P2">We can have quite a few widgets inside the appbar </text:p>
      <text:p text:style-name="P2">Print – poorman debugging – print gets to log and it is accessible in android </text:p>
      <text:p text:style-name="P2"><text:soft-page-break/>Instead of print we can use log </text:p>
      <text:p text:style-name="P2">Pop up menu button vs pop up menu item – </text:p>
      <text:p text:style-name="P2">Every item in the pop up menu is of type popup menu item </text:p>
      <text:p text:style-name="P2">The pop up menu button is the actual button that is used to display the popupmenu – has itembuilder where every item is popup menu item </text:p>
      <text:p text:style-name="P2">Child is what the user sees and value is what you as a developer see</text:p>
      <text:p text:style-name="P1"><text:span text:style-name="T7">import</text:span><text:span text:style-name="T2"> </text:span><text:span text:style-name="T8">'dart:developer'</text:span><text:span text:style-name="T2"> </text:span><text:span text:style-name="T7">show</text:span><text:span text:style-name="T2"> </text:span><text:span text:style-name="T9">log</text:span><text:span text:style-name="T6">;</text:span></text:p>
      <text:p text:style-name="P1"><text:span text:style-name="T7">import</text:span><text:span text:style-name="T2"> </text:span><text:span text:style-name="T8">'dart:developer'</text:span><text:span text:style-name="T2"> </text:span><text:span text:style-name="T7">as</text:span><text:span text:style-name="T2"> </text:span><text:span text:style-name="T10">devtools</text:span><text:span text:style-name="T2"> </text:span><text:span text:style-name="T7">show</text:span><text:span text:style-name="T2"> </text:span><text:span text:style-name="T9">log</text:span><text:span text:style-name="T6">;</text:span></text:p>
      <text:p text:style-name="P2">alias for dart developer </text:p>
      <text:p text:style-name="P2">if you do not wanna pass a route pass _ instead </text:p>
      <text:p text:style-name="P2">push – having a screen and pushing a screen upon <text:s/>it</text:p>
      <text:p text:style-name="P2">pushnamedandremoveuntil – remove until tells that when you don’t need a screen then remove it <text:s/></text:p>
      <text:p text:style-name="P2">avoid hardcoding everywhere – rather use instances of similar things rather than hardcoding it everywhere </text:p>
      <text:p text:style-name="P1"><text:span text:style-name="T2">    </text:span><text:span text:style-name="T4">Navigator</text:span><text:span text:style-name="T6">.</text:span><text:span text:style-name="T9">of</text:span><text:span text:style-name="T2">(</text:span><text:span text:style-name="T5">context</text:span><text:span text:style-name="T2">)</text:span><text:span text:style-name="T6">.</text:span><text:span text:style-name="T9">pop</text:span><text:span text:style-name="T2">()</text:span><text:span text:style-name="T6">;</text:span></text:p>
      <text:p text:style-name="P2"/>
      <text:p text:style-name="P2">Popping a pushed navigator </text:p>
      <text:p text:style-name="P1"><text:span text:style-name="T2">   </text:span><text:span text:style-name="T9">showErrorDialogue</text:span><text:span text:style-name="T2">(</text:span><text:span text:style-name="T5">context</text:span><text:span text:style-name="T6">,</text:span><text:span text:style-name="T2"> </text:span><text:span text:style-name="T8">'Error: </text:span><text:span text:style-name="T11">${</text:span><text:span text:style-name="T10">e</text:span><text:span text:style-name="T11">.</text:span><text:span text:style-name="T2">code</text:span><text:span text:style-name="T11">}</text:span><text:span text:style-name="T8">'</text:span><text:span text:style-name="T2">)</text:span><text:span text:style-name="T6">;</text:span></text:p>
      <text:p text:style-name="P2">e.code wont work simply with dollar use curly braces instead </text:p>
      <text:p text:style-name="P6">It is not a good idea to let UI code interact directly with the backend code of firebase , it must have some layering </text:p>
      <text:p text:style-name="P7">catch (_) - in dart it not anything special I am just using _ as the variable while the same syntax will represent ignorable object in other languages like javascript</text:p>
      <text:p text:style-name="P7">Authservice – authorization service <text:s/>talks to auth provider </text:p>
      <text:p text:style-name="P8">Testing <text:span text:style-name="T13">- </text:span></text:p>
      <text:p text:style-name="P9">1) Unit Tests <text:s text:c="7"/>2)Integration Test <text:s text:c="24"/>3) Widget Test</text:p>
      <text:p text:style-name="P9">To make sure everything is working as it should </text:p>
      <text:p text:style-name="P9">Currently our authservice and everything else is working but what if a new developer comes in and change the code so it works for him/her but breaks your code that’s why we need unit test . </text:p>
      <text:p text:style-name="P9">TDD – test driven development </text:p>
      <text:p text:style-name="P9">First write the test and then write the software UI etc </text:p>
      <text:p text:style-name="P9"/>
      <text:p text:style-name="P9">Unit test – testing a isolated piece of code </text:p>
      <text:p text:style-name="P9">widget test – end to end test where widget is talking with services and provider </text:p>
      <text:p text:style-name="P9"><text:soft-page-break/>Integration Test – making sure that code is working end to end without any UI </text:p>
      <text:p text:style-name="P9">Mocking – you imitate a real service </text:p>
      <text:p text:style-name="P10">dev dependencies = npm – node package manager <text:s/>: not used in final product , only used during the development but not packaged inside application while the time of release </text:p>
      <text:p text:style-name="P10">mock is creating a new function or class and then inject it in some other place to test it </text:p>
      <text:p text:style-name="P11">Unit tests – pieces of code testing other pieces of code </text:p>
      <text:p text:style-name="P11">test groups = </text:p>
      <text:p text:style-name="P12">sqlite – a system to store data – a database engine that we are gonna use in our application</text:p>
      <text:p text:style-name="P13">primary key is always unique </text:p>
      <text:p text:style-name="P14">we can use the map method to take every specific value from a list and create a new list after modifying it </text:p>
      <text:p text:style-name="P15">Streams – Reactive Programming – a bunch of data sitting somewhere you perform operations on it and that data gets updated and those updates are being notified to you – pipes of information </text:p>
      <text:p text:style-name="P16">Stream Controler – your interface to your stream </text:p>
      <text:p text:style-name="P16"><text:span text:style-name="T14">It’s not a good idea to go to database for everybit of information </text:span><text:s/></text:p>
      <text:p text:style-name="P17">stateful widgets are required where we need some lifecycle function</text:p>
      <text:p text:style-name="P17">FutureBuilder – it subscribes to a future that will return its value in the future – it ties your future logic to your ui logic – what it does is that it subscribes to a future and as the value in that future changes it gives you the ability to return various widgets</text:p>
      <text:p text:style-name="P18">Singleton : can only be used once in the tab , a class having only one object at a time , any more instances we create will point to the created first instance </text:p>
      <text:p text:style-name="P19">For displaying the <text:span text:style-name="T15">plus icon</text:span> we can use a f<text:span text:style-name="T15">loating action button too </text:span></text:p>
      <text:p text:style-name="P20">if there is only <text:span text:style-name="T15">pushnamed </text:span>you could get a backbutton too in that case </text:p>
      <text:p text:style-name="P21">there is an argument field in push named like routeds which decide the behaviour of the route </text:p>
      <text:p text:style-name="P21">using ModalRoute.settings.arguments we can recieve arguments </text:p>
      <text:p text:style-name="P22">production vs testmode</text:p>
      <text:p text:style-name="P22">testmode = you do things without any rule and directly access the database a bit looser</text:p>
      <text:p text:style-name="P23">collections is a stream from which not only you can read from but also write two </text:p>
      <text:p text:style-name="P24">to share notes in between user we will use share plus plugin </text:p>
      <text:p text:style-name="P25">Bloc library – used to seperate business code from UI code </text:p>
      <text:p text:style-name="P25"><text:soft-page-break/>- <text:span text:style-name="T16">it generally works with streams and take care of business logic and there is a part that works to glue that dart code with the flutter world that is flutter_bloc</text:span></text:p>
      <text:p text:style-name="P25"/>
      <text:p text:style-name="P26">the listener property of the bloc listener does not return a widget so it is not the best option if you want to show widgets it returns a void and thus could perform some side functions such as displaying dialogs etc </text:p>
      <text:p text:style-name="P27">bloc consumer is a bloc builder plus listener </text:p>
      <text:p text:style-name="P28">Overlay – why they are good for loading screens – can be pushed on top of the navigation stack independent of the navigation stack</text:p>
      <text:p text:style-name="P28">Controller – an object that you can pass from the function and that controller can alter contents or the behaviour of the object that is being displayed </text:p>
      <text:p text:style-name="P29">overlay do not have intrinsic size in them so the state of the current screen needs to be monitored and overlays have to be placed accordingly </text:p>
      <text:p text:style-name="P29"><text:span text:style-name="T15">Renderbox</text:span> allows you to extract the available size for the overlay to be displayed on the screen </text:p>
      <text:p text:style-name="P30">When we say that we need an overlay that means that what we really need is an overlay entry </text:p>
      <text:p text:style-name="P31">Overlay does not have a scaffold or something you need to wrap it into something like that , here we will use material</text:p>
      <text:p text:style-name="P32">splash screen – when loading the application for operating system then splash sceen displayed </text:p>
      <text:p text:style-name="P32"><text:a xlink:type="simple" xlink:href="https://www.appicon.co/" text:style-name="Internet_20_link" text:visited-style-name="Visited_20_Internet_20_Link">https://www.appicon.co/</text:a> - various sizes of the icon </text:p>
      <text:p text:style-name="P33">With flutter there are two steps in the application the binary being loading and the flutter sdk starting (flutter experience loading )while with native apps only one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IN" style:letter-kerning="false" style:font-name-asian="Calibri1" style:font-size-asian="11pt" style:language-asian="en" style:country-asian="US" style:font-name-complex="Mangal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en" fo:country="IN" style:letter-kerning="false" style:font-name-asian="Calibri1" style:font-size-asian="11pt" style:language-asian="en" style:country-asian="US" style:font-name-complex="Mangal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udit Rai</meta:initial-creator>
    <meta:editing-cycles>35</meta:editing-cycles>
    <meta:creation-date>2022-12-24T20:13:00</meta:creation-date>
    <dc:date>2023-02-17T12:54:34.112057508</dc:date>
    <meta:editing-duration>P7DT2H47M6S</meta:editing-duration>
    <meta:generator>LibreOffice/7.3.7.2$Linux_X86_64 LibreOffice_project/30$Build-2</meta:generator>
    <meta:document-statistic meta:table-count="0" meta:image-count="0" meta:object-count="0" meta:page-count="6" meta:paragraph-count="145" meta:word-count="1773" meta:character-count="10834" meta:non-whitespace-character-count="8737"/>
    <meta:user-defined meta:name="AppVersion">16.0000</meta:user-defined>
    <meta:template xlink:type="simple" xlink:actuate="onRequest" xlink:title="Normal.dotm" xlink:href=""/>
  </office:meta>
</office:document-meta>
</file>